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officeooo:paragraph-rsid="0041b17c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c49bd9" officeooo:paragraph-rsid="00c49bd9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bd9da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bb2080" officeooo:paragraph-rsid="00bb208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officeooo:paragraph-rsid="004c5914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officeooo:paragraph-rsid="004a972d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0" style:family="paragraph" style:parent-style-name="Text_20_body">
      <style:text-properties fo:color="#000000" style:font-name="Times New Roman"/>
    </style:style>
    <style:style style:name="P21" style:family="paragraph" style:parent-style-name="Text_20_body">
      <style:text-properties fo:color="#000000" style:font-name="Times New Roman" officeooo:rsid="000ef043" officeooo:paragraph-rsid="000ef043"/>
    </style:style>
    <style:style style:name="P22" style:family="paragraph" style:parent-style-name="Heading_20_1">
      <style:text-properties fo:color="#000000" style:font-name="Times New Roman" officeooo:paragraph-rsid="003724e9"/>
    </style:style>
    <style:style style:name="P23" style:family="paragraph" style:parent-style-name="Heading_20_2">
      <style:text-properties fo:color="#000000" style:font-name="Times New Roman"/>
    </style:style>
    <style:style style:name="P24" style:family="paragraph" style:parent-style-name="Heading_20_2">
      <style:text-properties fo:color="#000000" style:font-name="Times New Roman" officeooo:paragraph-rsid="0041b17c"/>
    </style:style>
    <style:style style:name="P25" style:family="paragraph" style:parent-style-name="Heading_20_2">
      <style:paragraph-properties fo:break-before="page"/>
      <style:text-properties fo:color="#000000" style:font-name="Times New Roman" officeooo:rsid="004c5914" officeooo:paragraph-rsid="004c5914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bbe8be" officeooo:paragraph-rsid="00bbe8b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c49bd9" officeooo:paragraph-rsid="00c49bd9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d55d5a" officeooo:paragraph-rsid="00d55d5a"/>
    </style:style>
    <style:style style:name="P31" style:family="paragraph" style:parent-style-name="Text_20_body">
      <style:text-properties fo:color="#000000" style:font-name="Times New Roman" officeooo:paragraph-rsid="00d479a7"/>
    </style:style>
    <style:style style:name="P32" style:family="paragraph" style:parent-style-name="Text_20_body">
      <style:text-properties fo:color="#000000" style:font-name="Times New Roman" fo:font-weight="bold" officeooo:paragraph-rsid="00d479a7" style:font-weight-asian="bold" style:font-weight-complex="bold"/>
    </style:style>
    <style:style style:name="P33" style:family="paragraph" style:parent-style-name="Text_20_body" style:list-style-name="L1">
      <style:text-properties officeooo:paragraph-rsid="00d479a7"/>
    </style:style>
    <style:style style:name="P34" style:family="paragraph" style:parent-style-name="Text_20_body">
      <style:text-properties officeooo:paragraph-rsid="004c5914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fo:color="#000000" fo:font-size="14pt" officeooo:rsid="00c63129"/>
    </style:style>
    <style:style style:name="T3" style:family="text">
      <style:text-properties fo:color="#000000" fo:font-size="14pt" officeooo:rsid="00d049d0"/>
    </style:style>
    <style:style style:name="T4" style:family="text">
      <style:text-properties fo:color="#000000" fo:font-size="14pt" officeooo:rsid="00d62864"/>
    </style:style>
    <style:style style:name="T5" style:family="text">
      <style:text-properties fo:color="#000000" fo:font-weight="normal" officeooo:rsid="00bd9da5" style:font-weight-asian="normal" style:font-weight-complex="normal"/>
    </style:style>
    <style:style style:name="T6" style:family="text">
      <style:text-properties fo:color="#000000" fo:font-weight="bold" officeooo:rsid="00bd9da5" style:font-weight-asian="bold" style:font-weight-complex="bold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size="14pt" officeooo:rsid="004c5914"/>
    </style:style>
    <style:style style:name="T9" style:family="text">
      <style:text-properties fo:color="#000000" style:font-name="Times New Roman" fo:font-size="14pt" officeooo:rsid="00d59452"/>
    </style:style>
    <style:style style:name="T10" style:family="text">
      <style:text-properties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1" style:family="text">
      <style:text-properties fo:font-size="14pt" fo:language="ru" fo:country="RU" fo:font-weight="bold" officeooo:rsid="003c833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2" style:family="text">
      <style:text-properties fo:font-size="14pt" fo:language="ru" fo:country="RU" fo:font-weight="bold" officeooo:rsid="00c9cb0c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4" style:family="text">
      <style:text-properties fo:font-size="14pt" fo:language="ru" fo:country="RU" officeooo:rsid="003c8336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5" style:family="text">
      <style:text-properties fo:font-size="14pt" officeooo:rsid="003c8336" style:font-size-complex="14pt"/>
    </style:style>
    <style:style style:name="T16" style:family="text">
      <style:text-properties style:font-size-complex="14pt"/>
    </style:style>
    <style:style style:name="T17" style:family="text">
      <style:text-properties officeooo:rsid="00cddaf9"/>
    </style:style>
    <style:style style:name="T18" style:family="text">
      <style:text-properties officeooo:rsid="00d049d0"/>
    </style:style>
    <style:style style:name="T19" style:family="text">
      <style:text-properties officeooo:rsid="00d55d5a"/>
    </style:style>
    <style:style style:name="T20" style:family="text">
      <style:text-properties officeooo:rsid="00d59452"/>
    </style:style>
    <style:style style:name="T21" style:family="text">
      <style:text-properties officeooo:rsid="000ef0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7">Кафедра МО ЭВМ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Book_20_Title"><text:span text:style-name="T1">отчет</text:span></text:span></text:p>
      <text:p text:style-name="P11"><text:span text:style-name="T10">по лабораторной работе №</text:span><text:span text:style-name="T12">5</text:span></text:p>
      <text:p text:style-name="P12"><text:span text:style-name="T10">по дисциплине «</text:span><text:span text:style-name="T11">Организация ЭВМ и систем</text:span><text:span text:style-name="T10">»</text:span></text:p>
      <text:p text:style-name="P8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</text:p>
      <text:p text:style-name="P8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6">Студент гр. </text:span><text:span text:style-name="T15">038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9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15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3"><text:span text:style-name="T13">20</text:span><text:span text:style-name="T14">21</text:span></text:p>
      <text:h text:style-name="P25" text:outline-level="2">Вариант № <text:span text:style-name="T17">4</text:span>.</text:h>
      <text:h text:style-name="P23" text:outline-level="2">Цель работы.</text:h>
      <text:p text:style-name="P34"><text:span text:style-name="T8">Изучить механизм создания </text:span><text:span text:style-name="T9">программы с использованием языков высокого уровня и ассемблера</text:span><text:span text:style-name="T8">.</text:span></text:p>
      <text:p text:style-name="P21"/>
      <text:h text:style-name="P23" text:outline-level="2">Задание.</text:h>
      <text:p text:style-name="P31">На языке С программируется ввод с клавиатуры и контроль исходных данных, а также генерируется массив псевдослучайных целых чисел, изменяющихся в заданном диапазоне и имеющих заданный закон распределения. Необходимые датчики псевдослучайных чисел находятся в каталоге RAND_GEN (пpи его отсутствии получить у пpеподавателя).</text:p>
      <text:p text:style-name="P31">Следует привести числа к целому виду с учетом диапазона изменения.</text:p>
      <text:p text:style-name="P31">Далее должны вызываться 1 или 2 ассемблерных процедуры для формирования распределения количества попаданий псевдослучайных целых чисел в заданные интервалы. Ассемблерные процедуры должны вызываться как независимо скомпилированные модули. Передача параметров в процедуру должна выполняться через кадр стека. </text:p>
      <text:p text:style-name="P31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 </text:p>
      <text:p text:style-name="P32">Исходные данные: </text:p>
      <text:p text:style-name="P31">1. Длина массива псевдослучайных целых чисел - NumRanDat (&lt;= 16K)</text:p>
      <text:p text:style-name="P31">2. Диапазон изменения массива псевдослучайных целых чисел [Xmin, Xmax] (м.б. биполярный, например, [-100, 100])</text:p>
      <text:p text:style-name="P31">3. Массив псевдослучайных целых чисел {Xi}.</text:p>
      <text:p text:style-name="P31">4. Количество интервалов, на которые разбивается диапазон изменения массива псевдослучайных целых чисел - NInt ( &lt;=24 )</text:p>
      <text:p text:style-name="P31">5. Массив левых границ интервалов разбиения LGrInt .</text:p>
      <text:p text:style-name="P31"><text:soft-page-break/>В общем случае интервалы разбиения диапазона изменения псевдослучайных чисел могут иметь различную длину, левые границы могут задаваться в произвольном порядке и иметь произвольные значения. Если Xmin &lt; LGrInt(1), то часть данных не будет участвовать в формировании распределения. Каждый интервал, кроме последнего, следует интерпретировать как [ LGrInt(i), LGrInt(i+1)]. Если у последнего интервала правая граница меньше Xmax, то часть данных не будет участвовать в формировании распределения. </text:p>
      <text:list xml:id="list3097978506" text:style-name="L1">
        <text:list-item>
          <text:p text:style-name="P33"><text:span text:style-name="T7">Вид распределения — нормальный.  </text:span></text:p>
        </text:list-item>
        <text:list-item>
          <text:p text:style-name="P33"><text:span text:style-name="T7">Число ассемблерных процедур — 2. </text:span></text:p>
        </text:list-item>
        <text:list-item>
          <text:p text:style-name="P33"><text:span text:style-name="T7">𝑁𝑖𝑛𝑡 &lt; 𝐷𝑥  </text:span></text:p>
        </text:list-item>
        <text:list-item>
          <text:p text:style-name="P33"><text:span text:style-name="T7">𝐿𝑔𝑖 ≤ 𝑋𝑚𝑖𝑛  </text:span></text:p>
        </text:list-item>
        <text:list-item>
          <text:p text:style-name="P33"><text:span text:style-name="T7">Правая граница последнего интервала 𝑋𝑚𝑎𝑥</text:span></text:p>
        </text:list-item>
      </text:list>
      <text:p text:style-name="P20"/>
      <text:h text:style-name="P23" text:outline-level="2">Выполнение работы.</text:h>
      <text:p text:style-name="P27">На языке C++ производится считывание начальных значений и их проверка, а также генерация чисел с нормальным распределением (с использованием библиотеки random). В реализации программы используется два ассемблерных модуля. Первый модуль содержит функцию first, которая считает количество каждого из чисел исходного массива на единичном интервале и записывает это количество в промежуточный массив. Второй модуль содержит функцию second, которая на основе промежуточного массива считает количество чисел в промежутках. Вывод производится на ЯВУ, также результаты дублируются в файл output.txt.</text:p>
      <text:p text:style-name="P6"><text:span text:style-name="T5">Разработанный программный код см.</text:span><text:span text:style-name="T6"> Приложение А.</text:span></text:p>
      <text:p text:style-name="P4"/>
      <text:h text:style-name="P24" text:outline-level="2">Выводы.</text:h>
      <text:p text:style-name="P17"><text:span text:style-name="T2">В ходе лабораторной работы была реализована программа, в которой представлено взаимодействие ассемблерных модулей с программой на </text:span><text:span text:style-name="T4">С++.</text:span></text:p>
      <text:h text:style-name="P22" text:outline-level="1"><text:soft-page-break/><text:span text:style-name="T21">Приложение А<text:line-break/>Исходный код программы</text:span></text:h>
      <text:p text:style-name="P5">main.<text:span text:style-name="T19">cpp</text:span></text:p>
      <text:p text:style-name="P5">#include&lt;iostream&gt;</text:p>
      <text:p text:style-name="P5">#include&lt;fstream&gt;</text:p>
      <text:p text:style-name="P5">#include&lt;random&gt;</text:p>
      <text:p text:style-name="P5"/>
      <text:p text:style-name="P5">const int MAX_N = 16000;</text:p>
      <text:p text:style-name="P5">const int MAX_NINT = 24;</text:p>
      <text:p text:style-name="P5"/>
      <text:p text:style-name="P5">extern "C" void first(int* num, int NumRunDat, int* res, int Xmin);</text:p>
      <text:p text:style-name="P5">extern "C" void second(int* first_res, int NumRunDat, int Xmin, int* borders, int Nint, int* res);</text:p>
      <text:p text:style-name="P5"/>
      <text:p text:style-name="P5"/>
      <text:p text:style-name="P5">int main() {</text:p>
      <text:p text:style-name="P5"><text:tab/>setlocale(LC_ALL, "rus");</text:p>
      <text:p text:style-name="P5"/>
      <text:p text:style-name="P5"><text:tab/>std::ofstream fout;</text:p>
      <text:p text:style-name="P5"><text:tab/>fout.open("output.txt", std::ios_base::out);</text:p>
      <text:p text:style-name="P5"/>
      <text:p text:style-name="P5"><text:tab/>int NumRanDat;</text:p>
      <text:p text:style-name="P5"><text:tab/>std::cout &lt;&lt; "Введите размер массива: ";</text:p>
      <text:p text:style-name="P5"><text:tab/>std::cin &gt;&gt; NumRanDat;</text:p>
      <text:p text:style-name="P5"><text:tab/>if (NumRanDat &gt; MAX_N) {</text:p>
      <text:p text:style-name="P5"><text:tab/><text:tab/>std::cout &lt;&lt; "Размер превышает максимальный допустимый размер " &lt;&lt; MAX_N &lt;&lt; "\n";</text:p>
      <text:p text:style-name="P5"><text:tab/><text:tab/>return 0;</text:p>
      <text:p text:style-name="P5"><text:tab/>}</text:p>
      <text:p text:style-name="P5"><text:soft-page-break/></text:p>
      <text:p text:style-name="P5"><text:tab/>int Xmin, Xmax;</text:p>
      <text:p text:style-name="P5"><text:tab/>std::cout &lt;&lt; "Введите диапазон [Xmin, Xmax]: ";</text:p>
      <text:p text:style-name="P5"><text:tab/>std::cin &gt;&gt; Xmin &gt;&gt; Xmax;</text:p>
      <text:p text:style-name="P5"><text:tab/>int Dx = Xmax - Xmin;</text:p>
      <text:p text:style-name="P5"/>
      <text:p text:style-name="P5"><text:tab/>int Nint;</text:p>
      <text:p text:style-name="P5"><text:tab/>std::cout &lt;&lt; "Введите количество интервалов: ";</text:p>
      <text:p text:style-name="P5"><text:tab/>std::cin &gt;&gt; Nint;</text:p>
      <text:p text:style-name="P5"><text:tab/>if (Nint &gt;= Dx || Nint &gt; MAX_NINT || Nint &lt; 0) {</text:p>
      <text:p text:style-name="P5"><text:tab/><text:tab/>std::cout &lt;&lt; "Количество интервалов должно быть меньше Dx = " &lt;&lt; Dx &lt;&lt; "и больше 0\n";</text:p>
      <text:p text:style-name="P5"><text:tab/><text:tab/>return 0;</text:p>
      <text:p text:style-name="P5"><text:tab/>}</text:p>
      <text:p text:style-name="P5"/>
      <text:p text:style-name="P5"><text:tab/>int* left_borders = new int[Nint];</text:p>
      <text:p text:style-name="P5"><text:tab/>int* saved_borders = new int[Nint];</text:p>
      <text:p text:style-name="P5"><text:tab/>std::cout &lt;&lt; "Введите левые границы: ";</text:p>
      <text:p text:style-name="P5"><text:tab/>for (int i = 0; i &lt; Nint; i++)</text:p>
      <text:p text:style-name="P5"><text:tab/><text:tab/>std::cin &gt;&gt; left_borders[i];</text:p>
      <text:p text:style-name="P5"/>
      <text:p text:style-name="P5"><text:tab/>for (int i = 0; i &lt; Nint - 1; i++) {</text:p>
      <text:p text:style-name="P5"><text:tab/><text:tab/>for (int j = i + 1; j &lt; Nint; j++) {</text:p>
      <text:p text:style-name="P5"><text:tab/><text:tab/><text:tab/>if (left_borders[j] &lt; left_borders[i])</text:p>
      <text:p text:style-name="P5"><text:tab/><text:tab/><text:tab/><text:tab/>std::swap(left_borders[j], left_borders[i]);</text:p>
      <text:p text:style-name="P5"><text:tab/><text:tab/>}</text:p>
      <text:p text:style-name="P5"><text:tab/>}</text:p>
      <text:p text:style-name="P5"/>
      <text:p text:style-name="P5"><text:tab/>for (int i = 0; i &lt; Nint; i++)</text:p>
      <text:p text:style-name="P5"><text:soft-page-break/><text:tab/><text:tab/>saved_borders[i] = left_borders[i];</text:p>
      <text:p text:style-name="P5"/>
      <text:p text:style-name="P5"><text:tab/>std::random_device rd;</text:p>
      <text:p text:style-name="P5"><text:tab/>std::mt19937 gen(rd());</text:p>
      <text:p text:style-name="P5"><text:tab/>std::normal_distribution&lt;&gt; distribution((Xmin + Xmax) / 2, std::abs(Xmax - Xmin) / 4);</text:p>
      <text:p text:style-name="P5"><text:tab/>int* num = new int[NumRanDat];</text:p>
      <text:p text:style-name="P5"><text:tab/>for (int i = 0; i &lt; NumRanDat; i++)</text:p>
      <text:p text:style-name="P5"><text:tab/><text:tab/>num[i] = std::round(distribution(gen));</text:p>
      <text:p text:style-name="P5"/>
      <text:p text:style-name="P5"><text:tab/>std::cout &lt;&lt; "Сгенерированные числа: ";</text:p>
      <text:p text:style-name="P5"><text:tab/>fout &lt;&lt; "Сгенерированные числа: ";</text:p>
      <text:p text:style-name="P5"><text:tab/>for (int i = 0; i &lt; NumRanDat; i++) {</text:p>
      <text:p text:style-name="P5"><text:tab/><text:tab/>std::cout &lt;&lt; num[i] &lt;&lt; " ";</text:p>
      <text:p text:style-name="P5"><text:tab/><text:tab/>fout &lt;&lt; num[i] &lt;&lt; " ";</text:p>
      <text:p text:style-name="P5"><text:tab/>}</text:p>
      <text:p text:style-name="P5"><text:tab/>std::cout &lt;&lt; "\n";</text:p>
      <text:p text:style-name="P5"><text:tab/>fout &lt;&lt; "\n";</text:p>
      <text:p text:style-name="P5"/>
      <text:p text:style-name="P5"><text:tab/>int len1 = abs(Xmax - Xmin) + 1;</text:p>
      <text:p text:style-name="P5"><text:tab/>int* first_res = new int[len1];</text:p>
      <text:p text:style-name="P5"><text:tab/>for (int i = 0; i &lt; len1; i++)</text:p>
      <text:p text:style-name="P5"><text:tab/><text:tab/>first_res[i] = 0;</text:p>
      <text:p text:style-name="P5"/>
      <text:p text:style-name="P5"><text:tab/>int len2 = Nint + 1;</text:p>
      <text:p text:style-name="P5"><text:tab/>int* final_res = new int[len2];</text:p>
      <text:p text:style-name="P5"><text:tab/>for (int i = 0; i &lt; Nint + 1; i++)</text:p>
      <text:p text:style-name="P5"><text:tab/><text:tab/>final_res[i] = 0;</text:p>
      <text:p text:style-name="P5"/>
      <text:p text:style-name="P5"><text:soft-page-break/><text:tab/>first(num, NumRanDat, first_res, Xmin);</text:p>
      <text:p text:style-name="P5"/>
      <text:p text:style-name="P5"><text:tab/>std::cout &lt;&lt; "Промежуточные результаты: ";</text:p>
      <text:p text:style-name="P5"><text:tab/>for (int i = 0; i &lt; len1; i++)</text:p>
      <text:p text:style-name="P5"><text:tab/><text:tab/>std::cout &lt;&lt; first_res[i] &lt;&lt; " ";</text:p>
      <text:p text:style-name="P5"><text:tab/>std::cout &lt;&lt; "\n";</text:p>
      <text:p text:style-name="P5"/>
      <text:p text:style-name="P5"><text:tab/>second(first_res, NumRanDat, Xmin, left_borders, Nint, final_res);</text:p>
      <text:p text:style-name="P5"/>
      <text:p text:style-name="P5"><text:tab/>std::cout &lt;&lt; "#\tГраница\tКоличество\n";</text:p>
      <text:p text:style-name="P5"><text:tab/>fout &lt;&lt; "#\tГраница\tКоличество\n";</text:p>
      <text:p text:style-name="P5"><text:tab/>for (int i = 1; i &lt; Nint + 1; i++) {</text:p>
      <text:p text:style-name="P5"><text:tab/><text:tab/>std::cout &lt;&lt; i &lt;&lt; "\t" &lt;&lt; saved_borders[i - 1] &lt;&lt; "\t" &lt;&lt; final_res[i] &lt;&lt; "\n";</text:p>
      <text:p text:style-name="P5"><text:tab/><text:tab/>fout &lt;&lt; i &lt;&lt; "\t" &lt;&lt; saved_borders[i - 1] &lt;&lt; "\t" &lt;&lt; final_res[i] &lt;&lt; "\n";</text:p>
      <text:p text:style-name="P5"><text:tab/>}</text:p>
      <text:p text:style-name="P5"/>
      <text:p text:style-name="P5"><text:tab/>delete[] first_res;</text:p>
      <text:p text:style-name="P5"><text:tab/>delete[] final_res;</text:p>
      <text:p text:style-name="P5"><text:tab/>delete[] left_borders;</text:p>
      <text:p text:style-name="P5"><text:tab/>delete[] num;</text:p>
      <text:p text:style-name="P5"><text:tab/>fout.close();</text:p>
      <text:p text:style-name="P5">}</text:p>
      <text:p text:style-name="P5"/>
      <text:p text:style-name="P30">first.asm</text:p>
      <text:p text:style-name="P30">.586p</text:p>
      <text:p text:style-name="P30">.MODEL FLAT, C</text:p>
      <text:p text:style-name="P30">.CODE</text:p>
      <text:p text:style-name="P30"><text:soft-page-break/></text:p>
      <text:p text:style-name="P30">PUBLIC C first</text:p>
      <text:p text:style-name="P30">first PROC C num: dword, N: dword, res: dword, xmin: dword</text:p>
      <text:p text:style-name="P30"/>
      <text:p text:style-name="P30">push esi</text:p>
      <text:p text:style-name="P30">push edi</text:p>
      <text:p text:style-name="P30"/>
      <text:p text:style-name="P30">mov edi, num</text:p>
      <text:p text:style-name="P30">mov ecx, N<text:tab/><text:tab/><text:tab/><text:tab/><text:tab/>; Необходимо для работы loop - итерация по массиву</text:p>
      <text:p text:style-name="P30">mov esi, res<text:tab/><text:tab/><text:tab/><text:tab/>; Промежуточный массив</text:p>
      <text:p text:style-name="P30"/>
      <text:p text:style-name="P30">for_additional_res:</text:p>
      <text:p text:style-name="P30"><text:tab/>mov eax, [edi]<text:tab/><text:tab/><text:tab/>; Берем очередной элемент из num</text:p>
      <text:p text:style-name="P30"><text:tab/>sub eax, xmin<text:tab/><text:tab/><text:tab/>; Найдём индекс ячейки, соответствующей числу в промежуточном массиве</text:p>
      <text:p text:style-name="P30"><text:tab/>mov ebx, [esi + 4*eax]<text:tab/>; Находим ячейку с этим индексом в промежуточном массиве и помещаем её в ebx</text:p>
      <text:p text:style-name="P30"><text:tab/>inc ebx<text:tab/><text:tab/><text:tab/><text:tab/><text:tab/>; Увеличиваем значение на 1</text:p>
      <text:p text:style-name="P30"><text:tab/>mov [esi + 4*eax], ebx<text:tab/>; Кладём новое значение обратно в промежуточный массив</text:p>
      <text:p text:style-name="P30"><text:tab/>add edi, 4<text:tab/><text:tab/><text:tab/><text:tab/>; Переходим к следующему элементу в массиве num</text:p>
      <text:p text:style-name="P30"><text:tab/>loop for_additional_res</text:p>
      <text:p text:style-name="P30"/>
      <text:p text:style-name="P30">pop edi</text:p>
      <text:p text:style-name="P30">pop esi</text:p>
      <text:p text:style-name="P30">ret</text:p>
      <text:p text:style-name="P30">first ENDP</text:p>
      <text:p text:style-name="P30"><text:soft-page-break/>END</text:p>
      <text:p text:style-name="P30"/>
      <text:p text:style-name="P30">second.asm</text:p>
      <text:p text:style-name="P30">.586p</text:p>
      <text:p text:style-name="P30">.MODEL FLAT, C</text:p>
      <text:p text:style-name="P30">.CODE</text:p>
      <text:p text:style-name="P30">PUBLIC C second</text:p>
      <text:p text:style-name="P30">second PROC C first_res: dword, N: dword, xmin: dword, borders: dword, Nint: dword, res: dword</text:p>
      <text:p text:style-name="P30"/>
      <text:p text:style-name="P30">push esi</text:p>
      <text:p text:style-name="P30">push edi</text:p>
      <text:p text:style-name="P30">push ebp</text:p>
      <text:p text:style-name="P30"/>
      <text:p text:style-name="P30">mov edi, first_res <text:s/></text:p>
      <text:p text:style-name="P30">mov esi, borders <text:s/></text:p>
      <text:p text:style-name="P30">mov ecx, Nint <text:s/></text:p>
      <text:p text:style-name="P30"/>
      <text:p text:style-name="P30">for_borders: <text:s/></text:p>
      <text:p text:style-name="P30"><text:tab/>mov eax, [esi]<text:tab/><text:tab/><text:tab/><text:tab/>; Достаём очередную границу интервала</text:p>
      <text:p text:style-name="P30"><text:tab/>sub eax, xmin<text:tab/><text:tab/><text:tab/><text:tab/>; Находим индекс границы в промежуточном массиве</text:p>
      <text:p text:style-name="P30"><text:tab/>mov [esi], eax<text:tab/><text:tab/><text:tab/><text:tab/>; Кладём обратно</text:p>
      <text:p text:style-name="P30"><text:tab/>add esi, 4<text:tab/><text:tab/><text:tab/><text:tab/><text:tab/>; Переходим к следующему элементу</text:p>
      <text:p text:style-name="P30"><text:tab/>loop for_borders</text:p>
      <text:p text:style-name="P30"/>
      <text:p text:style-name="P30">mov esi, borders</text:p>
      <text:p text:style-name="P30"><text:soft-page-break/>mov ecx, Nint</text:p>
      <text:p text:style-name="P30">mov ebx, 0<text:tab/><text:tab/><text:tab/><text:tab/><text:tab/><text:tab/>; Счётчик</text:p>
      <text:p text:style-name="P30">mov eax, [esi]<text:tab/><text:tab/><text:tab/><text:tab/><text:tab/>; Первый элемент обновленного borders </text:p>
      <text:p text:style-name="P30"/>
      <text:p text:style-name="P30">for_start:</text:p>
      <text:p text:style-name="P30"><text:tab/>push ecx<text:tab/><text:tab/><text:tab/><text:tab/><text:tab/>; Сохраним значение ecx<text:tab/><text:tab/></text:p>
      <text:p text:style-name="P30"><text:tab/>mov ecx, eax<text:tab/><text:tab/><text:tab/><text:tab/>; Поместим в ecx значение индекса границы</text:p>
      <text:p text:style-name="P30"><text:tab/>push esi<text:tab/><text:tab/><text:tab/><text:tab/><text:tab/>; Сохраним esi</text:p>
      <text:p text:style-name="P30"><text:tab/>mov esi, res<text:tab/><text:tab/><text:tab/><text:tab/>; Будем работать с массивом res</text:p>
      <text:p text:style-name="P30"/>
      <text:p text:style-name="P30"><text:s text:c="4"/>for_array:</text:p>
      <text:p text:style-name="P30"><text:tab/><text:tab/>cmp ecx, 0</text:p>
      <text:p text:style-name="P30"><text:tab/><text:tab/>je for_end<text:tab/><text:tab/><text:tab/><text:tab/>; Если достигли конца границы, выходим из цикла</text:p>
      <text:p text:style-name="P30"><text:s text:c="8"/>mov eax, [edi]<text:tab/><text:tab/><text:tab/>; Берём лежащее в промежуточном массиве количество элементов</text:p>
      <text:p text:style-name="P30"><text:s text:c="8"/>add [esi + 4*ebx], eax<text:tab/>; Добавляем к результату для данного интервала</text:p>
      <text:p text:style-name="P30"><text:s text:c="8"/>add edi, 4<text:tab/><text:tab/><text:tab/><text:tab/>; Переходим к следующему</text:p>
      <text:p text:style-name="P30"><text:s text:c="8"/>loop for_array</text:p>
      <text:p text:style-name="P30"/>
      <text:p text:style-name="P30">for_end:</text:p>
      <text:p text:style-name="P30"><text:s text:c="4"/>pop esi<text:tab/><text:tab/><text:tab/><text:tab/><text:tab/><text:tab/>; Возвращаемся к массиву borders</text:p>
      <text:p text:style-name="P30"><text:s text:c="4"/>inc ebx<text:tab/><text:tab/><text:tab/><text:tab/><text:tab/><text:tab/>; Увеличиваем счётчик</text:p>
      <text:p text:style-name="P30"><text:tab/>mov eax, [esi]</text:p>
      <text:p text:style-name="P30"><text:soft-page-break/><text:tab/>add esi, 4</text:p>
      <text:p text:style-name="P30"><text:tab/>sub eax, [esi]<text:tab/><text:tab/><text:tab/><text:tab/>; Из предыдущего значения borders вычитаем следующий - получаем длину очередного интервала * -1</text:p>
      <text:p text:style-name="P30"><text:tab/>neg eax<text:tab/><text:tab/><text:tab/><text:tab/><text:tab/><text:tab/>; Делаем значение положительным</text:p>
      <text:p text:style-name="P30"><text:tab/>pop ecx<text:tab/><text:tab/><text:tab/><text:tab/><text:tab/><text:tab/>; Возвращаемся к итератору Nint</text:p>
      <text:p text:style-name="P30"><text:tab/>loop for_start</text:p>
      <text:p text:style-name="P30"/>
      <text:p text:style-name="P30">mov esi, res</text:p>
      <text:p text:style-name="P30">mov ecx, Nint</text:p>
      <text:p text:style-name="P30">mov eax, 0</text:p>
      <text:p text:style-name="P30"/>
      <text:p text:style-name="P30">final_for:<text:tab/><text:tab/><text:tab/><text:tab/><text:tab/><text:tab/>; Считаем количество чисел, которые не были обработаны</text:p>
      <text:p text:style-name="P30"><text:tab/>add eax, [esi]</text:p>
      <text:p text:style-name="P30"><text:tab/>add esi, 4</text:p>
      <text:p text:style-name="P30"><text:tab/>loop final_for</text:p>
      <text:p text:style-name="P30"/>
      <text:p text:style-name="P30">mov esi, res</text:p>
      <text:p text:style-name="P30">sub eax, N</text:p>
      <text:p text:style-name="P30">neg eax</text:p>
      <text:p text:style-name="P30"/>
      <text:p text:style-name="P30">add [esi + 4*ebx], eax<text:tab/><text:tab/><text:tab/>; Помещаем это количество в последнюю ячейку результата</text:p>
      <text:p text:style-name="P30"/>
      <text:p text:style-name="P30">pop ebp</text:p>
      <text:p text:style-name="P30">pop edi</text:p>
      <text:p text:style-name="P30">pop esi</text:p>
      <text:p text:style-name="P30"><text:soft-page-break/></text:p>
      <text:p text:style-name="P30">ret</text:p>
      <text:p text:style-name="P30">second ENDP</text:p>
      <text:p text:style-name="P30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33M2S</meta:editing-duration>
    <meta:editing-cycles>168</meta:editing-cycles>
    <meta:generator>LibreOffice/6.4.7.2$Linux_X86_64 LibreOffice_project/40$Build-2</meta:generator>
    <dc:date>2021-12-23T08:04:16.012217379</dc:date>
    <meta:document-statistic meta:table-count="1" meta:image-count="0" meta:object-count="0" meta:page-count="12" meta:paragraph-count="209" meta:word-count="1274" meta:character-count="8353" meta:non-whitespace-character-count="7009"/>
  </office:meta>
</office:document-meta>
</file>